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/>
    <style:font-face style:name="Currier New" svg:font-family="'Currier New'"/>
    <style:font-face style:name="OpenSymbol" svg:font-family="OpenSymbol"/>
    <style:font-face style:name="Tahoma1" svg:font-family="Tahoma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use-window-font-color="true" style:font-name="Arial1" fo:font-size="12pt" style:text-underline-style="none" fo:font-weight="normal" fo:background-color="transparent" style:font-name-asian="Courier New" style:font-size-asian="10.5pt" style:font-weight-asian="normal" style:font-name-complex="Courier New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Arial1" fo:font-size="12pt" fo:language="ru" fo:country="RU" style:text-underline-style="none" fo:background-color="transparent" style:font-name-asian="Courier New" style:font-size-asian="10.5pt" style:font-name-complex="Courier New" style:font-size-complex="12pt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Arial1" fo:font-size="12pt" fo:language="ru" fo:country="RU" style:text-underline-style="none" fo:background-color="transparent" style:font-name-asian="Courier New" style:font-size-asian="10.5pt" style:font-name-complex="Courier New" style:font-size-complex="12pt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Arial1" fo:font-size="12pt" fo:language="ru" fo:country="RU" style:text-underline-style="none" fo:font-weight="normal" fo:background-color="transparent" style:font-name-asian="Courier New" style:font-size-asian="10.5pt" style:font-weight-asian="normal" style:font-name-complex="Courier New" style:font-size-complex="12pt" style:font-weight-complex="normal"/>
    </style:style>
    <style:style style:name="P5" style:family="paragraph" style:parent-style-name="Standard">
      <style:text-properties style:font-name="Courier" fo:font-size="10pt" style:font-name-asian="Courier" style:font-size-asian="10pt" style:font-name-complex="Courier" style:font-size-complex="10pt"/>
    </style:style>
    <style:style style:name="P6" style:family="paragraph" style:parent-style-name="Standard">
      <style:paragraph-properties style:text-autospace="none"/>
      <style:text-properties style:font-name="Courier" fo:font-size="10pt" style:font-name-asian="Courier" style:font-size-asian="10pt" style:font-name-complex="Courier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Courier" fo:font-size="10pt" fo:language="ru" fo:country="RU" style:font-name-asian="Courier" style:font-size-asian="10pt" style:font-name-complex="Courier" style:font-size-complex="10pt"/>
    </style:style>
    <style:style style:name="P8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9" style:family="paragraph" style:parent-style-name="Standard">
      <style:text-properties fo:font-size="12pt" fo:language="ru" fo:country="RU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11" style:family="paragraph" style:parent-style-name="Standard">
      <style:paragraph-properties fo:text-align="justify" style:justify-single-word="false" style:text-autospace="none"/>
      <style:text-properties style:font-name="Arial1" fo:font-size="12pt" fo:language="ru" fo:country="RU" style:font-size-asian="12pt" style:font-size-complex="12pt"/>
    </style:style>
    <style:style style:name="P12" style:family="paragraph" style:parent-style-name="Standard">
      <style:text-properties style:font-name="Courier New" fo:font-size="10pt" style:font-name-asian="Courier" style:font-size-asian="10pt" style:font-name-complex="Courier" style:font-size-complex="10pt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Courier New" fo:font-size="10pt" style:font-name-asian="Courier" style:font-size-asian="10pt" style:font-name-complex="Courier" style:font-size-complex="10pt"/>
    </style:style>
    <style:style style:name="P14" style:family="paragraph" style:parent-style-name="Standard">
      <style:paragraph-properties style:text-autospace="none"/>
      <style:text-properties style:font-name="Courier New" fo:font-size="10pt" style:font-name-asian="Courier" style:font-size-asian="10pt" style:font-name-complex="Courier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Courier New" fo:font-size="10pt" style:font-name-asian="Courier" style:font-size-asian="10pt" style:font-name-complex="Courier" style:font-size-complex="10pt"/>
    </style:style>
    <style:style style:name="P16" style:family="paragraph" style:parent-style-name="Standard">
      <style:paragraph-properties style:text-autospace="none"/>
      <style:text-properties style:font-name="Courier New" fo:font-size="11pt" fo:language="en" fo:country="US" style:font-name-asian="Courier New" style:font-size-asian="11pt" style:font-name-complex="Courier New" style:font-size-complex="11pt"/>
    </style:style>
    <style:style style:name="P17" style:family="paragraph" style:parent-style-name="Standard">
      <style:paragraph-properties style:text-autospace="none"/>
      <style:text-properties style:font-name="Courier New" fo:font-size="11pt" fo:language="en" fo:country="US" fo:background-color="transparent" style:font-name-asian="Courier New" style:font-size-asian="11pt" style:font-name-complex="Courier New" style:font-size-complex="11pt"/>
    </style:style>
    <style:style style:name="P18" style:family="paragraph" style:parent-style-name="Standard">
      <style:paragraph-properties style:text-autospace="none"/>
    </style:style>
    <style:style style:name="P19" style:family="paragraph" style:parent-style-name="Standard">
      <style:text-properties style:font-name="Currier New"/>
    </style:style>
    <style:style style:name="P20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21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22" style:family="paragraph" style:parent-style-name="Text_20_body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23" style:family="paragraph" style:parent-style-name="Text_20_body">
      <style:text-properties fo:font-size="12pt" fo:language="ru" fo:country="RU" style:font-size-asian="12pt" style:font-size-complex="12pt"/>
    </style:style>
    <style:style style:name="P24" style:family="paragraph" style:parent-style-name="Text_20_body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25" style:family="paragraph" style:parent-style-name="Text_20_body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26" style:family="paragraph" style:parent-style-name="Text_20_body">
      <style:paragraph-properties fo:text-align="justify" style:justify-single-word="false"/>
      <style:text-properties fo:font-size="12pt" fo:language="ru" fo:country="RU" fo:background-color="transparent" style:font-size-asian="12pt" style:font-size-complex="12pt"/>
    </style:style>
    <style:style style:name="P27" style:family="paragraph" style:parent-style-name="Text_20_body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28" style:family="paragraph" style:parent-style-name="Text_20_body">
      <style:paragraph-properties fo:text-align="justify" style:justify-single-word="false"/>
      <style:text-properties fo:font-size="12pt" fo:language="en" fo:country="US" fo:background-color="transparent" style:font-size-asian="12pt" style:font-size-complex="12pt"/>
    </style:style>
    <style:style style:name="P29" style:family="paragraph" style:parent-style-name="Text_20_body">
      <style:paragraph-properties fo:text-align="justify" style:justify-single-word="false"/>
      <style:text-properties style:use-window-font-color="true" style:font-name="Arial1" fo:font-size="12pt" style:font-size-asian="12pt" style:font-size-complex="12pt"/>
    </style:style>
    <style:style style:name="P30" style:family="paragraph" style:parent-style-name="Text_20_body">
      <style:paragraph-properties fo:text-align="justify" style:justify-single-word="false"/>
      <style:text-properties style:use-window-font-color="true" style:font-name="Arial1" fo:font-size="12pt" fo:language="ru" fo:country="RU" style:font-size-asian="12pt" style:font-size-complex="12pt"/>
    </style:style>
    <style:style style:name="P31" style:family="paragraph" style:parent-style-name="Text_20_body">
      <style:paragraph-properties fo:text-align="center" style:justify-single-word="false"/>
      <style:text-properties style:use-window-font-color="true" style:font-name="Courier New" fo:font-size="10pt" fo:language="ru" fo:country="RU" style:font-size-asian="10pt" style:font-size-complex="10pt"/>
    </style:style>
    <style:style style:name="P32" style:family="paragraph" style:parent-style-name="Text_20_body">
      <style:paragraph-properties fo:text-align="justify" style:justify-single-word="false"/>
      <style:text-properties style:use-window-font-color="true" style:font-name="Courier New" fo:font-size="10pt" fo:language="ru" fo:country="RU" style:font-size-asian="10pt" style:font-size-complex="10pt"/>
    </style:style>
    <style:style style:name="P33" style:family="paragraph" style:parent-style-name="Text_20_body">
      <style:text-properties style:font-name="Courier New"/>
    </style:style>
    <style:style style:name="P34" style:family="paragraph" style:parent-style-name="Text_20_body">
      <style:paragraph-properties fo:text-align="justify" style:justify-single-word="false"/>
      <style:text-properties style:font-name="Courier New" fo:font-size="10pt" style:font-size-asian="10pt" style:font-size-complex="10pt"/>
    </style:style>
    <style:style style:name="P35" style:family="paragraph" style:parent-style-name="Text_20_body">
      <style:paragraph-properties fo:text-align="justify" style:justify-single-word="false"/>
      <style:text-properties style:font-name="Courier New" fo:font-size="10pt" fo:background-color="transparent" style:font-size-asian="10pt" style:font-size-complex="10pt"/>
    </style:style>
    <style:style style:name="P36" style:family="paragraph" style:parent-style-name="Text_20_body">
      <style:paragraph-properties fo:text-align="justify" style:justify-single-word="false"/>
      <style:text-properties style:font-name="Courier New" fo:font-size="10pt" fo:language="ru" fo:country="RU" style:font-size-asian="10pt" style:font-size-complex="10pt"/>
    </style:style>
    <style:style style:name="P37" style:family="paragraph" style:parent-style-name="Text_20_body">
      <style:paragraph-properties fo:text-align="center" style:justify-single-word="false"/>
      <style:text-properties style:font-name="Courier New" fo:font-size="10pt" fo:language="ru" fo:country="RU" style:font-size-asian="10pt" style:font-size-complex="10pt"/>
    </style:style>
    <style:style style:name="P38" style:family="paragraph" style:parent-style-name="Text_20_body">
      <style:paragraph-properties fo:text-align="justify" style:justify-single-word="false"/>
      <style:text-properties style:font-name="Courier New" fo:font-size="10pt" fo:language="ru" fo:country="RU" fo:font-weight="bold" style:font-size-asian="10pt" style:font-weight-asian="bold" style:font-size-complex="10pt" style:font-weight-complex="bold"/>
    </style:style>
    <style:style style:name="P39" style:family="paragraph" style:parent-style-name="Text_20_body">
      <style:paragraph-properties fo:text-align="justify" style:justify-single-word="false"/>
      <style:text-properties style:font-name="Courier New" fo:font-size="10pt" fo:language="en" fo:country="US" style:font-size-asian="10pt" style:font-size-complex="10pt"/>
    </style:style>
    <style:style style:name="P40" style:family="paragraph" style:parent-style-name="Text_20_body">
      <style:text-properties style:font-name="Courier New" fo:background-color="transparent"/>
    </style:style>
    <style:style style:name="P41" style:family="paragraph" style:parent-style-name="Text_20_body">
      <style:text-properties style:font-name="Courier New" fo:language="ru" fo:country="RU" fo:background-color="transparent"/>
    </style:style>
    <style:style style:name="P42" style:family="paragraph" style:parent-style-name="Text_20_body">
      <style:paragraph-properties fo:text-align="justify" style:justify-single-word="false"/>
      <style:text-properties fo:font-size="10pt" style:font-size-asian="10pt" style:font-size-complex="10pt"/>
    </style:style>
    <style:style style:name="P43" style:family="paragraph" style:parent-style-name="Text_20_body">
      <style:paragraph-properties fo:text-align="justify" style:justify-single-word="false"/>
      <style:text-properties fo:font-size="10pt" fo:background-color="transparent" style:font-size-asian="10pt" style:font-size-complex="10pt"/>
    </style:style>
    <style:style style:name="P44" style:family="paragraph" style:parent-style-name="Text_20_body">
      <style:paragraph-properties fo:text-align="justify" style:justify-single-word="false"/>
      <style:text-properties fo:language="ru" fo:country="RU"/>
    </style:style>
    <style:style style:name="P45" style:family="paragraph" style:parent-style-name="Text_20_body">
      <style:paragraph-properties fo:text-align="justify" style:justify-single-word="false"/>
      <style:text-properties style:font-name="Arial1" fo:font-size="12pt" fo:language="ru" fo:country="RU" style:font-size-asian="10.5pt" style:font-size-complex="12pt"/>
    </style:style>
    <style:style style:name="P46" style:family="paragraph" style:parent-style-name="Text_20_body">
      <style:paragraph-properties fo:text-align="justify" style:justify-single-word="false"/>
      <style:text-properties style:font-name="Arial1" fo:font-size="12pt" fo:language="ru" fo:country="RU" style:font-size-asian="12pt" style:font-size-complex="12pt"/>
    </style:style>
    <style:style style:name="P47" style:family="paragraph" style:parent-style-name="Text_20_body">
      <style:paragraph-properties fo:text-align="justify" style:justify-single-word="false" style:text-autospace="none"/>
      <style:text-properties style:font-name="Arial1" fo:language="ru" fo:country="RU"/>
    </style:style>
    <style:style style:name="P48" style:family="paragraph" style:parent-style-name="Text_20_body">
      <style:paragraph-properties fo:text-align="center" style:justify-single-word="false"/>
    </style:style>
    <style:style style:name="P49" style:family="paragraph" style:parent-style-name="Text_20_body">
      <style:text-properties fo:color="#0000ff" style:font-name="Courier New" fo:background-color="transparent"/>
    </style:style>
    <style:style style:name="P50" style:family="paragraph" style:parent-style-name="Standard">
      <style:paragraph-properties fo:margin-top="0.1in" fo:margin-bottom="0in" fo:text-align="justify" style:justify-single-word="false"/>
      <style:text-properties fo:font-size="12pt" style:font-size-asian="12pt" style:font-size-complex="12pt"/>
    </style:style>
    <style:style style:name="P51" style:family="paragraph" style:parent-style-name="Standard">
      <style:paragraph-properties fo:margin-top="0.1in" fo:margin-bottom="0in" fo:text-align="justify" style:justify-single-word="false"/>
      <style:text-properties fo:font-size="12pt" fo:language="ru" fo:country="RU" style:font-size-asian="12pt" style:font-size-complex="12pt"/>
    </style:style>
    <style:style style:name="P52" style:family="paragraph" style:parent-style-name="Standard">
      <style:paragraph-properties fo:margin-top="0.1in" fo:margin-bottom="0in" fo:text-align="justify" style:justify-single-word="false" style:text-autospace="none"/>
      <style:text-properties fo:font-size="12pt" fo:language="ru" fo:country="RU" style:font-size-asian="12pt" style:font-size-complex="12pt"/>
    </style:style>
    <style:style style:name="P53" style:family="paragraph" style:parent-style-name="Standard">
      <style:paragraph-properties fo:margin-top="0.1in" fo:margin-bottom="0in" fo:text-align="justify" style:justify-single-word="false" style:text-autospace="none"/>
      <style:text-properties style:font-name="Arial1" fo:font-size="12pt" fo:language="ru" fo:country="RU" style:font-name-asian="Courier" style:font-size-asian="12pt" style:font-name-complex="Courier" style:font-size-complex="12pt"/>
    </style:style>
    <style:style style:name="P54" style:family="paragraph" style:parent-style-name="Text_20_body">
      <style:paragraph-properties fo:margin-top="0.1in" fo:margin-bottom="0in" fo:text-align="justify" style:justify-single-word="false" style:text-autospace="none"/>
      <style:text-properties fo:font-size="12pt" fo:language="ru" fo:country="RU" style:font-size-asian="12pt" style:font-size-complex="12pt"/>
    </style:style>
    <style:style style:name="P55" style:family="paragraph" style:parent-style-name="Text_20_body" style:list-style-name="L1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56" style:family="paragraph" style:parent-style-name="Text_20_body" style:list-style-name="L1">
      <style:paragraph-properties fo:text-align="justify" style:justify-single-word="false"/>
      <style:text-properties fo:font-size="12pt" fo:background-color="#e00000" style:font-size-asian="12pt" style:font-size-complex="12pt"/>
    </style:style>
    <style:style style:name="P57" style:family="paragraph" style:parent-style-name="Text_20_body" style:list-style-name="L1">
      <style:paragraph-properties fo:text-align="justify" style:justify-single-word="false"/>
      <style:text-properties fo:font-size="12pt" style:font-size-asian="12pt" style:font-size-complex="12pt"/>
    </style:style>
    <style:style style:name="P58" style:family="paragraph" style:parent-style-name="Text_20_body" style:list-style-name="L2">
      <style:text-properties fo:font-size="12pt" fo:language="ru" fo:country="RU" style:font-size-asian="12pt" style:font-size-complex="12pt"/>
    </style:style>
    <style:style style:name="P59" style:family="paragraph" style:parent-style-name="Text_20_body" style:list-style-name="L1">
      <style:paragraph-properties fo:text-align="justify" style:justify-single-word="false"/>
      <style:text-properties style:use-window-font-color="true" fo:font-size="12pt" fo:background-color="transparent" style:font-size-asian="12pt" style:font-size-complex="12pt"/>
    </style:style>
    <style:style style:name="P60" style:family="paragraph" style:parent-style-name="Text_20_body" style:list-style-name="L2"/>
    <style:style style:name="P61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62" style:family="paragraph" style:parent-style-name="Heading_20_1">
      <style:paragraph-properties fo:text-align="center" style:justify-single-word="false"/>
      <style:text-properties fo:font-size="12pt" style:font-size-asian="12pt" style:font-size-complex="12pt"/>
    </style:style>
    <style:style style:name="P63" style:family="paragraph" style:parent-style-name="Heading_20_2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64" style:family="paragraph" style:parent-style-name="Heading_20_2">
      <style:text-properties fo:language="ru" fo:country="RU"/>
    </style:style>
    <style:style style:name="P65" style:family="paragraph" style:parent-style-name="Heading_20_3">
      <style:paragraph-properties fo:text-align="center" style:justify-single-word="false"/>
      <style:text-properties fo:language="ru" fo:country="RU"/>
    </style:style>
    <style:style style:name="P66" style:family="paragraph" style:parent-style-name="Heading_20_3">
      <style:paragraph-properties fo:text-align="center" style:justify-single-word="false"/>
      <style:text-properties fo:language="ru" fo:country="RU" fo:background-color="transparent"/>
    </style:style>
    <style:style style:name="P67" style:family="paragraph" style:parent-style-name="Heading_20_3">
      <style:paragraph-properties fo:text-align="center" style:justify-single-word="false"/>
    </style:style>
    <style:style style:name="P68" style:family="paragraph" style:parent-style-name="Heading_20_3">
      <style:paragraph-properties fo:text-align="center" style:justify-single-word="false"/>
      <style:text-properties fo:background-color="transparent"/>
    </style:style>
    <style:style style:name="P6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transparent" style:font-weight-asian="bold" style:font-weight-complex="bold"/>
    </style:style>
    <style:style style:name="T4" style:family="text">
      <style:text-properties style:font-name-asian="Courier" style:font-name-complex="Courier"/>
    </style:style>
    <style:style style:name="T5" style:family="text">
      <style:text-properties style:font-name="Currier New" fo:font-size="10pt" style:font-size-asian="10pt" style:font-size-complex="10pt"/>
    </style:style>
    <style:style style:name="T6" style:family="text">
      <style:text-properties fo:font-size="12pt" fo:background-color="transparent" style:font-size-asian="12pt" style:font-size-complex="12pt"/>
    </style:style>
    <style:style style:name="T7" style:family="text">
      <style:text-properties fo:font-size="12pt" fo:background-color="transparent" style:font-name-asian="Courier New" style:font-size-asian="12pt" style:font-name-complex="Courier New" style:font-size-complex="12pt"/>
    </style:style>
    <style:style style:name="T8" style:family="text">
      <style:text-properties fo:font-size="12pt" fo:language="ru" fo:country="RU" style:font-size-asian="12pt" style:font-size-complex="12pt"/>
    </style:style>
    <style:style style:name="T9" style:family="text">
      <style:text-properties style:font-name="Courier New"/>
    </style:style>
    <style:style style:name="T10" style:family="text">
      <style:text-properties style:font-name="Courier New" style:font-name-asian="Courier" style:font-name-complex="Courier"/>
    </style:style>
    <style:style style:name="T11" style:family="text">
      <style:text-properties style:font-name="Courier New" fo:font-size="10pt" style:font-name-asian="Courier" style:font-size-asian="10pt" style:font-name-complex="Courier" style:font-size-complex="10pt"/>
    </style:style>
    <style:style style:name="T12" style:family="text">
      <style:text-properties style:font-name="Courier New" fo:font-size="10pt" style:font-size-asian="10pt" style:font-size-complex="10pt"/>
    </style:style>
    <style:style style:name="T13" style:family="text">
      <style:text-properties style:font-name="Courier New" fo:font-size="10pt" fo:language="ru" fo:country="RU" fo:background-color="transparent" style:font-size-asian="10pt" style:font-size-complex="10pt"/>
    </style:style>
    <style:style style:name="T14" style:family="text">
      <style:text-properties style:font-name="Courier New" fo:font-size="10pt" fo:language="ru" fo:country="RU" style:font-size-asian="10pt" style:font-size-complex="10pt"/>
    </style:style>
    <style:style style:name="T15" style:family="text">
      <style:text-properties style:font-name="Courier New" fo:font-size="10pt" fo:background-color="transparent" style:font-name-asian="Courier New" style:font-size-asian="10pt" style:font-name-complex="Courier New" style:font-size-complex="10pt"/>
    </style:style>
    <style:style style:name="T16" style:family="text">
      <style:text-properties style:font-name="Courier New" fo:font-size="10pt" fo:language="en" fo:country="US" style:font-size-asian="10pt" style:font-size-complex="10pt"/>
    </style:style>
    <style:style style:name="T17" style:family="text">
      <style:text-properties style:font-name="Courier New" fo:font-weight="bold" style:font-weight-asian="bold" style:font-weight-complex="bold"/>
    </style:style>
    <style:style style:name="T18" style:family="text">
      <style:text-properties style:font-name="Courier New" fo:font-weight="bold" fo:background-color="transparent" style:font-weight-asian="bold" style:font-weight-complex="bold"/>
    </style:style>
    <style:style style:name="T19" style:family="text">
      <style:text-properties style:font-name="Courier New" fo:background-color="transparent"/>
    </style:style>
    <style:style style:name="T20" style:family="text">
      <style:text-properties style:font-name="Courier New" fo:language="ru" fo:country="RU" fo:background-color="transparent"/>
    </style:style>
    <style:style style:name="T21" style:family="text">
      <style:text-properties style:font-name="Courier New" fo:font-size="11pt" fo:language="en" fo:country="US" style:font-name-asian="Courier New" style:font-size-asian="11pt" style:font-name-complex="Courier New" style:font-size-complex="11pt"/>
    </style:style>
    <style:style style:name="T22" style:family="text">
      <style:text-properties style:font-name="Courier New" fo:font-size="11pt" fo:language="en" fo:country="US" fo:background-color="transparent" style:font-name-asian="Courier New" style:font-size-asian="11pt" style:font-name-complex="Courier New" style:font-size-complex="11pt"/>
    </style:style>
    <style:style style:name="T23" style:family="text">
      <style:text-properties fo:background-color="transparent"/>
    </style:style>
    <style:style style:name="T24" style:family="text">
      <style:text-properties fo:font-style="italic"/>
    </style:style>
    <style:style style:name="T25" style:family="text">
      <style:text-properties fo:font-style="italic" style:font-name-asian="Courier New" style:font-style-asian="italic" style:font-name-complex="Courier New" style:font-style-complex="italic"/>
    </style:style>
    <style:style style:name="T26" style:family="text">
      <style:text-properties style:use-window-font-color="true" fo:background-color="transparent"/>
    </style:style>
    <style:style style:name="T27" style:family="text">
      <style:text-properties fo:color="#0000ff"/>
    </style:style>
    <style:style style:name="T28" style:family="text">
      <style:text-properties fo:color="#0000ff" fo:font-style="italic" style:font-name-asian="Courier New" style:font-style-asian="italic" style:font-name-complex="Courier New" style:font-style-complex="italic"/>
    </style:style>
    <style:style style:name="T29" style:family="text">
      <style:text-properties fo:color="#0000ff" fo:background-color="transparent"/>
    </style:style>
    <style:style style:name="T30" style:family="text">
      <style:text-properties fo:color="#0000ff" style:font-name="Courier New" fo:background-color="transparent"/>
    </style:style>
    <style:style style:name="T31" style:family="text">
      <style:text-properties fo:color="#0000ff" style:font-name="Courier New" fo:language="ru" fo:country="RU" fo:background-color="transparent"/>
    </style:style>
    <style:style style:name="T32" style:family="text">
      <style:text-properties fo:color="#0000ff" style:font-name="Courier New" fo:background-color="#ffff99"/>
    </style:style>
    <style:style style:name="T33" style:family="text">
      <style:text-properties fo:color="#0000ff" style:font-name="Courier New" fo:font-style="italic" style:font-name-asian="Courier New" style:font-style-asian="italic" style:font-name-complex="Courier New" style:font-style-complex="italic"/>
    </style:style>
    <style:style style:name="T34" style:family="text">
      <style:text-properties fo:color="#0000ff" style:font-name="Courier New" fo:language="en" fo:country="US" fo:font-style="italic" style:font-name-asian="Courier New" style:font-style-asian="italic" style:font-name-complex="Courier New" style:font-style-complex="italic"/>
    </style:style>
    <style:style style:name="T35" style:family="text">
      <style:text-properties fo:background-color="#ffff99"/>
    </style:style>
    <style:style style:name="T36" style:family="text">
      <style:text-properties style:font-name="Arial1"/>
    </style:style>
    <style:style style:name="T37" style:family="text">
      <style:text-properties style:font-name="Arial1" style:font-name-asian="Courier" style:font-name-complex="Courier"/>
    </style:style>
    <style:style style:name="T38" style:family="text">
      <style:text-properties style:font-name="Arial1" fo:font-size="12pt" fo:language="en" fo:country="US" style:font-size-asian="12pt" style:font-size-complex="12pt"/>
    </style:style>
    <style:style style:name="T39" style:family="text">
      <style:text-properties style:font-name="Arial1" fo:font-size="12pt" style:font-size-asian="12pt" style:font-size-complex="12pt"/>
    </style:style>
    <style:style style:name="T40" style:family="text">
      <style:text-properties fo:language="ru" fo:country="RU"/>
    </style:style>
    <style:style style:name="T41" style:family="text">
      <style:text-properties fo:language="ru" fo:country="RU" fo:background-color="transparent"/>
    </style:style>
    <style:style style:name="T42" style:family="text">
      <style:text-properties fo:language="en" fo:country="US"/>
    </style:style>
    <style:style style:name="T43" style:family="text">
      <style:text-properties fo:font-weight="normal" fo:background-color="#ffff99" style:font-weight-asian="normal" style:font-weight-complex="normal"/>
    </style:style>
    <style:style style:name="T44" style:family="text">
      <style:text-properties fo:font-weight="normal" fo:background-color="transparent" style:font-weight-asian="normal" style:font-weight-complex="normal"/>
    </style:style>
    <style:style style:name="T45" style:family="text">
      <style:text-properties fo:color="#2300dc" fo:font-weight="bold" style:font-weight-asian="bold" style:font-weight-complex="bold"/>
    </style:style>
    <style:style style:name="T46" style:family="text">
      <style:text-properties fo:color="#000000" fo:background-color="transparent"/>
    </style:style>
    <style:style style:name="T47" style:family="text">
      <style:text-properties fo:color="#000080"/>
    </style:style>
    <style:style style:name="T48" style:family="text">
      <style:text-properties fo:color="#000080" fo:language="ru" fo:country="RU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2" text:outline-level="1">JDBC (Java Database Connectivity)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69">JDBC (Java Database Connectivity)<text:tab/>1</text:p>
          <text:p text:style-name="P70">Что такое JDBC?<text:tab/>1</text:p>
          <text:p text:style-name="P70">JDBC Драйверы<text:tab/>1</text:p>
          <text:p text:style-name="P70">Основные классы JDBC <text:tab/>1</text:p>
          <text:p text:style-name="P70">Основные приёмы работы<text:tab/>2</text:p>
          <text:p text:style-name="P61">Получение соединения<text:tab/>2</text:p>
          <text:p text:style-name="P61">Читаем из базы (Select)<text:tab/>3</text:p>
          <text:p text:style-name="P61">Пишем в базу (Update, Delete и Insert)<text:tab/>4</text:p>
          <text:p text:style-name="P61">Именование колонок<text:tab/>5</text:p>
          <text:p text:style-name="P61">Работа с нулевыми значениями (NULL)<text:tab/>5</text:p>
          <text:p text:style-name="P61">Освобождение ресурсов<text:tab/>6</text:p>
          <text:p text:style-name="P70">Транзакции (Savepoint, Commit, Rollback)<text:tab/>7</text:p>
          <text:p text:style-name="P61">Auto-commit<text:tab/>7</text:p>
          <text:p text:style-name="P61">Ручное управление<text:tab/>7</text:p>
          <text:p text:style-name="P61">JTA Транзакции<text:tab/>8</text:p>
          <text:p text:style-name="P70">PreparedStatement vs. Statement<text:tab/>8</text:p>
          <text:p text:style-name="P70">CallableStatement<text:tab/>8</text:p>
          <text:p text:style-name="P70">Вопросы, которые не обсуждены<text:tab/>9</text:p>
        </text:index-body>
      </text:table-of-content>
      <text:h text:style-name="P63" text:outline-level="2">Что такое JDBC?</text:h>
      <text:p text:style-name="P2">JDBC – это стандартное Java API для работы с реляционными СУБД. <text:s/>В реальности оказывается, что некоторые объектные СУБД и иногда даже совсем не СУБД предоставляют JDBC интерфейс для работы с данными.</text:p>
      <text:p text:style-name="P2"/>
      <text:p text:style-name="P2">В этом документе будут приведены самые базовые сведения об использовании JDBC.</text:p>
      <text:p text:style-name="P2">Вот небольшой и простенький туториал по JDBC:</text:p>
      <text:p text:style-name="P3"><text:a xlink:type="simple" xlink:href="http://java.sun.com/docs/books/tutorial/jdbc/index.html"><text:span text:style-name="T42">http://java.sun.com/docs/books/tutorial/jdbc/index.html</text:span></text:a></text:p>
      <text:h text:style-name="P64" text:outline-level="2"><text:span text:style-name="T2">JDBC</text:span><text:span text:style-name="T2"> Драйверы</text:span></text:h>
      <text:p text:style-name="P4">Как правило, все поставщики СУБД распространяют библиотеки для работы со своими СУБД для разных платформ. Такие библиотеки в Java называются JDBC драйверами. </text:p>
      <text:p text:style-name="P4"/>
      <text:p text:style-name="P1"><text:span text:style-name="T40">Раньше, когда Java ещё не занимала достойного места на рынке, считалось, что будут популярны разные виды драйверов, в т.ч. реализованные как вызовы более старого интерфейса ODBC (JDBC-ODBC Bridge). Сегодня практически любой драйвер представляет собой JAR файл с классами, реализующими интерфейсы из пакетов </text:span><text:a xlink:type="simple" xlink:href="http://java.sun.com/j2se/1.4.2/docs/api/java/sql/package-summary.html">java.sql</text:a><text:span text:style-name="T40"> и </text:span><text:a xlink:type="simple" xlink:href="http://java.sun.com/j2se/1.4.2/docs/api/javax/sql/package-summary.html">javax.sql</text:a><text:span text:style-name="T40">.</text:span></text:p>
      <text:p text:style-name="P4"/>
      <text:p text:style-name="P4">Для того, чтобы начать работать с СУБД в classpath необходимо добавить JDBC драйвер для соответствующей СУБД.</text:p>
      <text:p text:style-name="P4"/>
      <text:h text:style-name="P64" text:outline-level="2">Основные классы JDBC </text:h>
      <text:p text:style-name="P44"/>
      <text:list xml:id="list283781805" text:style-name="L1">
        <text:list-item>
          <text:p text:style-name="P55"><text:a xlink:type="simple" xlink:href="http://java.sun.com/javase/6/docs/api/java/sql/DriverManager.html">DriverManager</text:a><text:span text:style-name="T40"> – Основная задача данного класса – получение соединения с </text:span><text:soft-page-break/><text:span text:style-name="T40">СУБД по JDBC URL </text:span></text:p>
        </text:list-item>
        <text:list-item>
          <text:p text:style-name="P56"><text:a xlink:type="simple" xlink:href="http://java.sun.com/javase/6/docs/api/java/sql/Connection.html"><text:span text:style-name="T23">Connection</text:span></text:a><text:span text:style-name="T41"> – Соединение с СУБД.</text:span></text:p>
        </text:list-item>
        <text:list-item>
          <text:p text:style-name="P56"><text:a xlink:type="simple" xlink:href="http://java.sun.com/javase/6/docs/api/java/sql/Statement.html"><text:span text:style-name="T23">Statement</text:span></text:a><text:span text:style-name="T41"> – Объекты этого класса можно порождать в контексте соединения и использовать для выполнения запросов.</text:span></text:p>
        </text:list-item>
        <text:list-item>
          <text:p text:style-name="P56"><text:a xlink:type="simple" xlink:href="http://java.sun.com/javase/6/docs/api/java/sql/PreparedStatement.html"><text:span text:style-name="T23">PreparedStatement</text:span></text:a><text:span text:style-name="T41"> – То же, что и </text:span><text:span text:style-name="T13">Statement</text:span><text:span text:style-name="T41">, но запрос разбирается только один раз, а потом в него подставляются параметры и он исполняется столько раз, сколько нужно. </text:span></text:p>
        </text:list-item>
        <text:list-item>
          <text:p text:style-name="P56"><text:a xlink:type="simple" xlink:href="http://java.sun.com/javase/6/docs/api/java/sql/CallableStatement.html"><text:span text:style-name="T23">CallableStatement</text:span></text:a><text:span text:style-name="T41"> – То же самое, что и </text:span><text:span text:style-name="T13">PreparedStatement</text:span><text:span text:style-name="T41">, но для исполнения хранимых процедур и функций СУБД</text:span></text:p>
        </text:list-item>
        <text:list-item>
          <text:p text:style-name="P59"><text:a xlink:type="simple" xlink:href="http://java.sun.com/javase/6/docs/api/java/sql/ResultSet.html">ResultSet</text:a><text:span text:style-name="T40"> – Класс, представляющий собой курсор базы данных. Другими словами – это итератор по результатам выполненного запроса. Как правило, конкретная реализация </text:span><text:span text:style-name="T14">ResultSet</text:span><text:span text:style-name="T40"> подкачивает строки выборки небольшими буферами для оптимизации.</text:span></text:p>
        </text:list-item>
        <text:list-item>
          <text:p text:style-name="P55"><text:a xlink:type="simple" xlink:href="http://java.sun.com/javase/6/docs/api/java/sql/Blob.html">Blob</text:a><text:span text:style-name="T40"> – Один из типов значений колонки в выборке, который соответствует Binary Large Object типу конкретной СУБД. Из него можно читать как из файла с помощью </text:span><text:span text:style-name="T14">InputStream</text:span><text:span text:style-name="T40">.</text:span></text:p>
        </text:list-item>
        <text:list-item>
          <text:p text:style-name="P55"><text:a xlink:type="simple" xlink:href="http://java.sun.com/javase/6/docs/api/java/sql/Clob.html">Clob</text:a><text:span text:style-name="T40"> – То же самое что и </text:span><text:span text:style-name="T14">Blob</text:span><text:span text:style-name="T40">, но для данных типа Character Large Object.</text:span></text:p>
        </text:list-item>
        <text:list-item>
          <text:p text:style-name="P57"><text:a xlink:type="simple" xlink:href="http://java.sun.com/javase/6/docs/api/javax/sql/DataSource.html">DataSource</text:a><text:span text:style-name="T40"> – Данный интерфейс очень важен в JavaEE. Обычно он представляет собой пул соединений с СУБД, которые можно повторно использовать по мере необходимости и после чего возвращать обратно в пул без закрытия сетевого соединения</text:span></text:p>
        </text:list-item>
      </text:list>
      <text:h text:style-name="P64" text:outline-level="2">Основные приёмы работы</text:h>
      <text:h text:style-name="P65" text:outline-level="3">Получение соединения</text:h>
      <text:p text:style-name="P24">Способы получения соединения с СУБД в Java SE и в Java EE сильно отличаются. В этом документе будет описан только обычный способ, характерный для Java SE.</text:p>
      <text:p text:style-name="P24">Обычно в комплекте с драйвером идёт документация, в которой подробно всё описано, но чаще всего пишут что-то такое: </text:p>
      <text:p text:style-name="P5"/>
      <text:p text:style-name="P12">public class LoadDriver {</text:p>
      <text:p text:style-name="P13"><text:s text:c="3"/>public static void main(String[] args) {</text:p>
      <text:p text:style-name="P13"><text:tab/>try {</text:p>
      <text:p text:style-name="P13"><text:tab/><text:tab/>// The newInstance() call is a work around for some</text:p>
      <text:p text:style-name="P13"><text:tab/><text:tab/>// broken Java implementations</text:p>
      <text:p text:style-name="P13"><text:tab/><text:tab/><text:span text:style-name="T2">Class.forName(</text:span><text:span text:style-name="T45">"com.mysql.jdbc.Driver"</text:span><text:span text:style-name="T2">).newInstance();</text:span></text:p>
      <text:p text:style-name="P13"><text:tab/>} catch (Exception ex) {</text:p>
      <text:p text:style-name="P13"><text:tab/><text:tab/>// handle the error</text:p>
      <text:p text:style-name="P13"><text:tab/>}</text:p>
      <text:p text:style-name="P13"><text:s text:c="3"/>}</text:p>
      <text:p text:style-name="P14">} </text:p>
      <text:p text:style-name="P9"/>
      <text:p text:style-name="P10">Сперва необходимо загрузить главный класс драйвера. В нашем случае – <text:span text:style-name="T5">com.mysql.jdbc.Driver</text:span>. </text:p>
      <text:p text:style-name="P8"><text:soft-page-break/></text:p>
      <text:p text:style-name="P10">Потом используем DriverManager:</text:p>
      <text:p text:style-name="P7"/>
      <text:p text:style-name="P15">import java.sql.Connection;</text:p>
      <text:p text:style-name="P13">import java.sql.DriverManager;</text:p>
      <text:p text:style-name="P13">import java.sql.SQLException;</text:p>
      <text:p text:style-name="P13"/>
      <text:p text:style-name="P13">try {</text:p>
      <text:p text:style-name="P13"><text:s text:c="3"/>Connection conn = DriverManager.getConnection("jdbc:mysql://localhost/test");</text:p>
      <text:p text:style-name="P13"><text:s text:c="3"/>// Do something with the Connection </text:p>
      <text:p text:style-name="P13">} catch (SQLException ex) {</text:p>
      <text:p text:style-name="P13"><text:s text:c="3"/>// handle any errors</text:p>
      <text:p text:style-name="P13"><text:s text:c="3"/>System.out.println("SQLException: " + ex.getMessage());</text:p>
      <text:p text:style-name="P13"><text:s text:c="3"/>System.out.println("SQLState: " <text:s text:c="4"/>+ ex.getSQLState());</text:p>
      <text:p text:style-name="P13"><text:s text:c="3"/>System.out.println("VendorError: " <text:s/>+ ex.getErrorCode());</text:p>
      <text:p text:style-name="P14">}</text:p>
      <text:p text:style-name="P6"/>
      <text:p text:style-name="P11"><text:span text:style-name="T4">Судя по всему, при загрузке класса драйвера срабатывает блок статической инициализации, который регистрирует в </text:span><text:span text:style-name="T11">DriverManager'</text:span><text:span text:style-name="T11">е</text:span><text:span text:style-name="T4"> </text:span><text:span text:style-name="T4">себя и что он обрабатывает соединения, </text:span><text:span text:style-name="T4">URL </text:span><text:span text:style-name="T4">которых имеет вид</text:span><text:span text:style-name="T10"> </text:span><text:span text:style-name="T10">jdbc:mysql://*</text:span></text:p>
      <text:p text:style-name="P53">С соединениями примерно такая же беда, как с Input/Output потоками. Их необходимо закрывать, иначе очень быстро наступит предельно допустимое количество открытых соединений и к ней нельзя будет подключиться.</text:p>
      <text:p text:style-name="P52">Итак, соединение получено. Теперь нужно научиться делать самые простые вещи. Выборку данных (как правило это SQL оператор SELECT) и их модификацию (INSERT, UPDATE и DELETE).</text:p>
      <text:p text:style-name="P54"><text:span text:style-name="T37">В JDBC операции чтения и модификации выполняются немного по-разному, т. к. при чтении нужно возвращать сами данные (</text:span><text:span text:style-name="T11">ResultSet</text:span><text:span text:style-name="T37">), а при модификации можно обойтись количеством строк, которые были изменены в хоте выполнения запроса.</text:span></text:p>
      <text:h text:style-name="P67" text:outline-level="3"><text:span text:style-name="T23">Читаем из базы (</text:span><text:span text:style-name="T41">Select)</text:span></text:h>
      <text:p text:style-name="P19"><text:span text:style-name="T40">Connection</text:span><text:span text:style-name="T42"> conn = null;</text:span></text:p>
      <text:p text:style-name="P16">try {</text:p>
      <text:p text:style-name="P16"><text:span text:style-name="T40"><text:s text:c="4"/>с</text:span>onn = ds.getConnection();</text:p>
      <text:p text:style-name="P16"><text:s text:c="4"/>PreparedStatement ps = conn.prepareStatement(<text:span text:style-name="T31">"</text:span><text:span text:style-name="T30">SELECT </text:span><text:span text:style-name="T32">col1</text:span><text:span text:style-name="T30">, </text:span><text:span text:style-name="T32">col2</text:span><text:span text:style-name="T30">, </text:span><text:span text:style-name="T32">col3</text:span><text:span text:style-name="T30"> FROM SOME_TABLE</text:span><text:span text:style-name="T31"> </text:span><text:span text:style-name="T30">WHERE id=? AND name=? AND time=?</text:span><text:span text:style-name="T31">"</text:span>);</text:p>
      <text:p text:style-name="P16"><text:s text:c="4"/>ps.setInteger(1, 10);</text:p>
      <text:p text:style-name="P16"><text:s text:c="4"/>ps.setString(2, <text:span text:style-name="T31">"</text:span><text:span text:style-name="T30">Mike</text:span><text:span text:style-name="T31">"</text:span><text:span text:style-name="T40">);</text:span></text:p>
      <text:p text:style-name="P16"><text:span text:style-name="T40"><text:s text:c="4"/></text:span>ps.setLong(3, System.currentTimeMillis());</text:p>
      <text:p text:style-name="P16"><text:s/><text:tab/></text:p>
      <text:p text:style-name="P16"><text:s text:c="4"/>ResultSet rs = <text:span text:style-name="T35">ps.executeQuery();</text:span></text:p>
      <text:p text:style-name="P16"/>
      <text:p text:style-name="P16"><text:s text:c="4"/>while (<text:span text:style-name="T35">rs.next()</text:span>) {</text:p>
      <text:p text:style-name="P16"><text:s text:c="7"/><text:span text:style-name="T47">// </text:span><text:span text:style-name="T48">Извлекаем значения колонок текущей строки выборки</text:span></text:p>
      <text:p text:style-name="P16"><text:s text:c="7"/>String ctxName = rs.getString(<text:span text:style-name="T31">"</text:span><text:span text:style-name="T30">col1</text:span><text:span text:style-name="T31">"</text:span>);</text:p>
      <text:p text:style-name="P16"><text:s text:c="7"/>int ctxId <text:s text:c="5"/>= rs.getInteger(<text:span text:style-name="T31">"</text:span><text:span text:style-name="T30">col2</text:span><text:span text:style-name="T31">"</text:span>);</text:p>
      <text:p text:style-name="P16"><text:s text:c="7"/>int pending <text:s text:c="3"/>= rs.getLong(<text:span text:style-name="T31">"</text:span><text:span text:style-name="T30">col3</text:span><text:span text:style-name="T31">"</text:span>);</text:p>
      <text:p text:style-name="P18"><text:span text:style-name="T21"><text:s text:c="4"/></text:span><text:span text:style-name="T22">}</text:span></text:p>
      <text:p text:style-name="P17">} finally {</text:p>
      <text:p text:style-name="P16"><text:s text:c="3"/><text:span text:style-name="T2"><text:s/>JdbcDaoHelper.safeClose(conn, log);</text:span></text:p>
      <text:p text:style-name="P16">}</text:p>
      <text:p text:style-name="P17"><text:soft-page-break/></text:p>
      <text:p text:style-name="P47"><text:span text:style-name="T7">Обычно стоит написать утилитный метод, который закрывает соединение и игнорирует исключения (</text:span><text:span text:style-name="T15">JdbcDaoHelper</text:span><text:span text:style-name="T7">). Очень важно закрывать соединение при любых обстоятельствах.</text:span></text:p>
      <text:h text:style-name="P67" text:outline-level="3">Пишем в базу (Update, Delete и Insert)</text:h>
      <text:p text:style-name="P41"/>
      <text:p text:style-name="Text_20_body"><text:span text:style-name="T20">С</text:span><text:span text:style-name="T19">onnection conn = </text:span><text:span text:style-name="T18">null</text:span><text:span text:style-name="T19">;</text:span></text:p>
      <text:p text:style-name="P40">try {</text:p>
      <text:p text:style-name="P40"><text:s text:c="3"/>conn = connectionPool.getConnection();</text:p>
      <text:p text:style-name="P40"><text:s text:c="3"/>PreparedStatement ps = conn.prepareStatement(</text:p>
      <text:p text:style-name="P49"><text:tab/><text:tab/><text:tab/><text:tab/><text:tab/>"delete from SOME_TABLE where id=?"</text:p>
      <text:p text:style-name="P33"><text:span text:style-name="T29"><text:tab/><text:tab/><text:tab/><text:tab/> </text:span><text:span text:style-name="T46"><text:s text:c="2"/>);</text:span></text:p>
      <text:p text:style-name="P40"><text:s text:c="3"/>ps.setInt(1, someId);</text:p>
      <text:p text:style-name="P40"><text:s text:c="3"/>ps.execute(); <text:s text:c="3"/></text:p>
      <text:p text:style-name="P40">} finally {</text:p>
      <text:p text:style-name="P33"><text:span text:style-name="T23"><text:s text:c="3"/></text:span><text:span text:style-name="T44">JdbcDaoHelper.safeClose(conn, log);</text:span></text:p>
      <text:p text:style-name="P40">}</text:p>
      <text:p text:style-name="P26"/>
      <text:p text:style-name="P26">Вот ещё один интересный пример:</text:p>
      <text:p text:style-name="P35"/>
      <text:p text:style-name="P43"><text:span text:style-name="T9">public int uploadFile(</text:span><text:span text:style-name="T17">InputStream is</text:span><text:span text:style-name="T9">, int fileId) throws IOException, SQLException</text:span></text:p>
      <text:p text:style-name="P35">{</text:p>
      <text:p text:style-name="P35"><text:s text:c="5"/>Connection conn = null;</text:p>
      <text:p text:style-name="P35"><text:s text:c="5"/>try {</text:p>
      <text:p text:style-name="P35"><text:s text:c="8"/>conn = ds.getConnection();</text:p>
      <text:p text:style-name="P34"><text:span text:style-name="T23"><text:s text:c="7"/>PreparedStatement ps = conn.prepareStatemen</text:span><text:span text:style-name="T26">t(</text:span><text:span text:style-name="T29">"insert into FILE_BODIES (id, file_id, data) values (null, ?, ?)"</text:span><text:span text:style-name="T23">, </text:span><text:span text:style-name="T43">PreparedStatement.RETURN_GENERATED_KEYS</text:span><text:span text:style-name="T23">);</text:span></text:p>
      <text:p text:style-name="P35"><text:s text:c="12"/></text:p>
      <text:p text:style-name="P35"><text:s text:c="8"/>ps.setInt(1, fileId);</text:p>
      <text:p text:style-name="P35"><text:s text:c="8"/>ps.setBlob(2, <text:span text:style-name="T2">is</text:span>);</text:p>
      <text:p text:style-name="P35"><text:s text:c="12"/></text:p>
      <text:p text:style-name="P35"><text:s text:c="8"/>ps.execute();</text:p>
      <text:p text:style-name="P34"><text:span text:style-name="T23"><text:s text:c="8"/>ResultSet rs = </text:span><text:span text:style-name="T43">ps.getGeneratedKeys();</text:span></text:p>
      <text:p text:style-name="P35"/>
      <text:p text:style-name="P35"><text:s text:c="8"/>if ( !rs.next() ) {</text:p>
      <text:p text:style-name="P35"><text:s text:c="11"/>throw new SQLException("Hmm.. No keys were generated!");</text:p>
      <text:p text:style-name="P35"><text:s text:c="8"/>} <text:s text:c="6"/></text:p>
      <text:p text:style-name="P35"><text:s text:c="8"/>return rs.getInt(1);</text:p>
      <text:p text:style-name="P34"><text:span text:style-name="T23"><text:s text:c="5"/></text:span><text:span text:style-name="T23">}</text:span><text:span text:style-name="T23"> finally {</text:span></text:p>
      <text:p text:style-name="P34"><text:soft-page-break/><text:span text:style-name="T23"><text:s text:c="9"/></text:span><text:span text:style-name="T3">JdbcDaoHelper.safeClose(conn, log);</text:span></text:p>
      <text:p text:style-name="P35"><text:s text:c="5"/>}</text:p>
      <text:p text:style-name="P42">}<text:span text:style-name="T6"> <text:s text:c="2"/></text:span></text:p>
      <text:p text:style-name="P50"><text:span text:style-name="T40">Это функция, которая загружает в СУБД файл как </text:span><text:span text:style-name="T42">Blob-</text:span><text:span text:style-name="T40">значение. </text:span>В <text:span text:style-name="T40">этом примере стоит обратить внимание на следующее. Во-первых, СУБД сама генерирует значение первичного ключа. В соответствующей схеме данных в таблице </text:span><text:span text:style-name="T42">FILE_BODIES </text:span><text:span text:style-name="T40">задан автоматически инкрементирующийся первичный ключ. </text:span></text:p>
      <text:p text:style-name="P51">Мы просим СУБД вернуть сгенерированные значения ключа (мы собираемся вернуть идентификатор вставленной записи для возможных дальнейших действий).</text:p>
      <text:p text:style-name="P50"><text:span text:style-name="T40">Работа с </text:span><text:span text:style-name="T42">UPDATE </text:span><text:span text:style-name="T40">по сути дела ничем не отличается от </text:span><text:span text:style-name="T42">DELETE, </text:span><text:span text:style-name="T40">разве что синтаксисом </text:span><text:span text:style-name="T42">SQL </text:span><text:span text:style-name="T40">запроса.</text:span></text:p>
      <text:h text:style-name="P66" text:outline-level="3">Именование колонок</text:h>
      <text:p text:style-name="P28"><text:span text:style-name="T12">ResultSet</text:span> <text:span text:style-name="T40">позволяет извлекать данные из колонок по индексу и по имени (в примерах мы использовали только извлечение по имени). Индекс начинается с 1 и соответствует порядку колонок в результирующей выборке или в таблице, если в запросе используется *.</text:span></text:p>
      <text:p text:style-name="P26">Предпочтительно использовать именно доступ по имени и не использовать * в запросах в качестве списка колонок. Дело в том, что порядок колонок и их индекс может меняться в ходе эволюции приложения, и это будет приводить к отказам в коде, который полагается на эти индексы.</text:p>
      <text:h text:style-name="P68" text:outline-level="3"><text:span text:style-name="T40">Работа с нулевыми значениями (</text:span><text:span text:style-name="T42">NULL</text:span><text:span text:style-name="T40">)</text:span></text:h>
      <text:p text:style-name="P21"><text:span text:style-name="T40">Эта тема как-то упускается большинством туториалов, а между тем тут можно наступить на такие грабли, что знать как в </text:span><text:span text:style-name="T42">JDBC </text:span><text:span text:style-name="T40">обрабатываются нулевые значения необходимо.</text:span></text:p>
      <text:p text:style-name="P24">Для начала посмотрим как проверить, что в <text:span text:style-name="T42">ResultSet </text:span>значение колонки текущей строки результата запроса равно <text:span text:style-name="T42">NULL. </text:span>Это делает с помощью этого метода:</text:p>
      <text:p text:style-name="P27"><text:a xlink:type="simple" xlink:href="http://java.sun.com/j2se/1.4.2/docs/api/java/sql/ResultSet.html#wasNull()"><text:span text:style-name="T36">boolean resultSet.wasNull()</text:span></text:a></text:p>
      <text:p text:style-name="P24">Типичные грабли. Колонка типа <text:span text:style-name="T12">NUMBER(20,0)</text:span><text:span text:style-name="T42"> (</text:span>очень большое целое число<text:span text:style-name="T42">) </text:span>может содержать значения <text:span text:style-name="T42">NULL. </text:span>Вы делаете запрос и начинаете извлекать данные:</text:p>
      <text:p text:style-name="P36"><text:span text:style-name="T42">Long val = resultSet.getLong(</text:span><text:span text:style-name="T33">"</text:span><text:span text:style-name="T34">myColumn</text:span><text:span text:style-name="T33">"</text:span><text:span text:style-name="T42">);</text:span></text:p>
      <text:p text:style-name="P39">if (val == null) {</text:p>
      <text:p text:style-name="P39"><text:tab/>// Do something</text:p>
      <text:p text:style-name="P36"><text:span text:style-name="T42">}</text:span> </text:p>
      <text:p text:style-name="P46">Как это ни забавно, но код внутри блока никогда не выполнится, даже если колонка <text:span text:style-name="T42">myColumn </text:span>не содержит ничего кроме нулевых значений. Дело в том, что <text:span text:style-name="T16">getLong()</text:span><text:span text:style-name="T42"> </text:span>возвращает <text:span text:style-name="T42">long, </text:span>а не <text:span text:style-name="T42">Long. </text:span>И если значение в этой колонке <text:span text:style-name="T42">NULL, </text:span>то функция возвращает 0. </text:p>
      <text:p text:style-name="P46">Чтобы не напороться на такую проблему, нужно проверять на нулевое значение вызовом <text:span text:style-name="T16">wasNull()</text:span><text:span text:style-name="T42"> </text:span>сразу после чтения значения колонки:</text:p>
      <text:p text:style-name="P36"><text:soft-page-break/><text:span text:style-name="T42">long val = resultSet.getLong(</text:span><text:span text:style-name="T33">"</text:span><text:span text:style-name="T34">myColumn</text:span><text:span text:style-name="T33">"</text:span><text:span text:style-name="T42">);</text:span></text:p>
      <text:p text:style-name="P39">if (resultSet.wasNull()) {</text:p>
      <text:p text:style-name="P39"><text:tab/>// Do something</text:p>
      <text:p text:style-name="P36"><text:span text:style-name="T42">}</text:span> </text:p>
      <text:p text:style-name="P46">То же самое относится и к <text:span text:style-name="T16">PreparedStatement</text:span><text:span text:style-name="T42"> </text:span>и установке значений параметров.</text:p>
      <text:p text:style-name="P37"><text:a xlink:type="simple" xlink:href="http://java.sun.com/j2se/1.4.2/docs/api/java/sql/PreparedStatement.html#setNull(int,%20int)"><text:span text:style-name="T38">PreparedStatement.setNull(int index, int sqlType)</text:span></text:a></text:p>
      <text:p text:style-name="P46"/>
      <text:p text:style-name="P36"><text:span text:style-name="T39">Лично я предпочитаю обернуть </text:span><text:span text:style-name="T38">get </text:span><text:span text:style-name="T39">и </text:span><text:span text:style-name="T38">set </text:span><text:span text:style-name="T39">методы с помощью утилитного класса </text:span><text:span text:style-name="T42">JdbcDaoHelper</text:span><text:span text:style-name="T39">:</text:span></text:p>
      <text:p text:style-name="P46"/>
      <text:p text:style-name="P36">public static void setInteger(PreparedStatement stmt, int index, Integer param)</text:p>
      <text:p text:style-name="P36"><text:s text:c="4"/>throws SQLException <text:span text:style-name="T42">{</text:span></text:p>
      <text:p text:style-name="P36"><text:s text:c="3"/><text:span text:style-name="T2"><text:s/>if (param == null) {</text:span></text:p>
      <text:p text:style-name="P38"><text:s text:c="8"/>stmt.setNull(index, Types.INTEGER);</text:p>
      <text:p text:style-name="P38"><text:s text:c="4"/>} else {</text:p>
      <text:p text:style-name="P38"><text:s text:c="8"/>stmt.setInt(index, param);</text:p>
      <text:p text:style-name="P38"><text:s text:c="4"/>}</text:p>
      <text:p text:style-name="P39">}</text:p>
      <text:p text:style-name="P39"/>
      <text:p text:style-name="P46">И для извлечения данных:</text:p>
      <text:p text:style-name="P36">public static Integer getInteger(ResultSet rs, String colName)</text:p>
      <text:p text:style-name="P36"><text:s text:c="4"/>throws SQLException</text:p>
      <text:p text:style-name="P36">{</text:p>
      <text:p text:style-name="P36"><text:s text:c="2"/><text:span text:style-name="T2"><text:s/>Integer value = rs.getInt(colName);</text:span></text:p>
      <text:p text:style-name="P38"><text:s text:c="3"/>if (rs.wasNull()) {</text:p>
      <text:p text:style-name="P38"><text:s text:c="7"/>value = null;</text:p>
      <text:p text:style-name="P38"><text:s text:c="3"/>}</text:p>
      <text:p text:style-name="P38"><text:s text:c="3"/>return value;</text:p>
      <text:p text:style-name="P36">}</text:p>
      <text:h text:style-name="P66" text:outline-level="3">Освобождение ресурсов</text:h>
      <text:p text:style-name="P22"><text:span text:style-name="T40">Из нескольких примеров может быть видно, что особое внимание уделяется лишь закрытию соединения. Между тем, такие объекты как </text:span><text:span text:style-name="T16">ResultSet</text:span><text:span text:style-name="T42"> </text:span><text:span text:style-name="T40">и </text:span><text:span text:style-name="T16">PreparedStatement</text:span><text:span text:style-name="T42"> </text:span><text:span text:style-name="T40">тоже захватывают определённые ресурсы Обычно их вручную не освобождают (хотя есть метод </text:span><text:span text:style-name="T42">close()), </text:span><text:span text:style-name="T40">При закрытии соединения, все ресурсы, связанные с </text:span><text:span text:style-name="T16">ResultSet</text:span><text:span text:style-name="T42"> </text:span><text:span text:style-name="T40">и </text:span><text:span text:style-name="T16">PreparedStatement</text:span><text:span text:style-name="T42"> </text:span><text:span text:style-name="T40">освобождаются автоматически. </text:span></text:p>
      <text:p text:style-name="P26">Это правило нарушалось только в некоторых первых и кривых драйверах. Сейчас оно соблюдается всеми поставщиками СУБД.</text:p>
      <text:h text:style-name="P64" text:outline-level="2"><text:soft-page-break/>Транзакции (Savepoint, Commit, Rollback)</text:h>
      <text:p text:style-name="P23">Важнейшей концепцией в СУБД является концепция транзакции. В википедии неплохое определение:</text:p>
      <text:p text:style-name="P24"><text:span text:style-name="T1">Транза́кция</text:span> (<text:span text:style-name="T24">transaction</text:span>) — группа последовательных операций, которая представляет собой логическую единицу работы с данными. Транзакция может быть выполнена либо целиком и успешно, соблюдая целостность данных и независимо от параллельно идущих других транзакций, либо не выполнена вообще, и тогда она не должна произвести никакого эффекта. </text:p>
      <text:p text:style-name="P24">В JDBC управление транзакциями возможно с помощью класса Connection. В этом классе есть два метода: <text:span text:style-name="T12">commit()</text:span> и <text:span text:style-name="T12">rollback()</text:span>;</text:p>
      <text:p text:style-name="P24">Утверждается, что после того, как выполнен метод <text:span text:style-name="T12">commit()</text:span>, изменения, произведённые в СУБД фиксируются окончательно. Метод <text:span text:style-name="T12">rollback()</text:span> откатывает произведённые изменения полностью. После выполнения любого из этих методов начинается новая транзакция. Строго говоря, если есть открытое соединение с СУБД, то вы всегда находитесь в контексте какой-либо транзакции. В ручную начинать транзакции в JDBC не нужно. </text:p>
      <text:p text:style-name="P24">Существует три режима управления транзакциями – Auto-commit, ручное управление и управление транзакциями с помощью JTA (Java Transaction API). </text:p>
      <text:p text:style-name="P24">Можно почитать тут (достаточно поверхностно):</text:p>
      <text:p text:style-name="P25"><text:a xlink:type="simple" xlink:href="http://java.sun.com/docs/books/tutorial/jdbc/basics/transactions.html">http://java.sun.com/docs/books/tutorial/jdbc/basics/transactions.html</text:a></text:p>
      <text:h text:style-name="P67" text:outline-level="3">Auto-commit</text:h>
      <text:p text:style-name="P24">Примеры кода, приведённые выше не используют управление транзакциями. Можно считать, что они работают с СУБД в режиме <text:span text:style-name="T42">auto-commit.</text:span></text:p>
      <text:p text:style-name="P24">Режим auto-commit означает, что транзакция завершается и начинается новая после выполнения каждого запроса. Это означает, что фактически, транзакций нет, т. е. набор операций, которые или выполняются полностью, или не выполняются вообще состоит из одной операции. </text:p>
      <text:p text:style-name="P24">Естественно, такой режим практически никогда не применяется на практике, но очень вероятно, что он включен по умолчанию. Включается и выключается он с помощью</text:p>
      <text:p text:style-name="P20"><text:a xlink:type="simple" xlink:href="http://java.sun.com/javase/6/docs/api/java/sql/Connection.html#setAutoCommit(boolean)">connection.setAutoCommit(boolean)</text:a><text:span text:style-name="T40">;</text:span></text:p>
      <text:p text:style-name="P24">Такой режим управления транзакциями подходит, например, если выполняются только select-запросы.</text:p>
      <text:h text:style-name="P65" text:outline-level="3">Ручное управление</text:h>
      <text:p text:style-name="P24">Ручное управление подразумевает явный вызов <text:span text:style-name="T12">commit()</text:span> и <text:span text:style-name="T12">rollback()</text:span> после того, как выполнен ряд изменений в СУБД. В таком режиме рекомендуется явно сделать commit или rollback перед закрытием соединения, т.к. реакция драйвера на наличие незаконченной транзакции зависит от реализации драйвера.</text:p>
      <text:p text:style-name="P24">При ручном управлении есть возможность отката транзакции не полностью, а до некоторый точки (savepoint). Это примерно то же самое, что тебя убирают в Doom и <text:soft-page-break/>можно начать игру заново с последнего сейва, а не с первого уровня :) Для того, чтобы использовать эту возможность, существуют методы:</text:p>
      <text:p text:style-name="P20"><text:a xlink:type="simple" xlink:href="http://java.sun.com/javase/6/docs/api/java/sql/Connection.html#setSavepoint()">Connection.setSavepoint()</text:a> </text:p>
      <text:p text:style-name="P20"><text:a xlink:type="simple" xlink:href="http://java.sun.com/javase/6/docs/api/java/sql/Connection.html#setSavepoint(java.lang.String)">Connection.setSavePoint(name)</text:a></text:p>
      <text:p text:style-name="P20"><text:a xlink:type="simple" xlink:href="http://java.sun.com/javase/6/docs/api/java/sql/Connection.html#rollback(java.sql.Savepoint)">Connection.rollback(SavePoint)</text:a></text:p>
      <text:h text:style-name="P65" text:outline-level="3">JTA Транзакции</text:h>
      <text:p text:style-name="P45">Это ещё один специальный режим управления транзакциями внутри сервера приложений JavaEE. Об этом будет отдельный документ.</text:p>
      <text:h text:style-name="Heading_20_2" text:outline-level="2">PreparedStatement vs. Statement</text:h>
      <text:p text:style-name="P24">Чаще всего требуется исполнять один и тот же запрос с разными входными параметрами. Например, не обязательно раздирать каждый раз запрос вида</text:p>
      <text:p text:style-name="P24"><text:span text:style-name="T12"><text:tab/>SELECT * from USERS WHERE ID=10 </text:span><text:s/></text:p>
      <text:p text:style-name="P24">Вместо этого можно один раз подготовить шаблон запроса:</text:p>
      <text:p text:style-name="P36"><text:tab/>SELECT * from USERS WHERE ID=?</text:p>
      <text:p text:style-name="P24">И подставив значение параметра, выполнять его без необходимости снова разбирать. Процесс разбора запроса, между прочим, достаточно сложный.</text:p>
      <text:p text:style-name="P24"><text:span text:style-name="T12">PreparedStatement</text:span> как раз и служит для того, чтобы разобранный шаблон запроса можно было применять несколько раз с разными параметрами. В целом следует заметить, что просто <text:span text:style-name="T12">Statement</text:span> практически не применяется также и по причинам, связанным с безопасностью. Когда вы используете <text:span text:style-name="T12">PreparedStatement</text:span>, вы избавлены от необходимости конструировать запросы с помощью конкатенации строк:</text:p>
      <text:p text:style-name="P31"><text:span text:style-name="T28">"</text:span><text:span text:style-name="T27">SELECT * FROM USERS WHERE ID=</text:span><text:span text:style-name="T28">"</text:span>+identifier;</text:p>
      <text:p text:style-name="P30">т. к. identifier в общем случае может быть строкой, то непроверенная строка, сформированная злым хакером может привести к исполнению нежелательных запросов к вашей СУБД.</text:p>
      <text:p text:style-name="P30"><text:span text:style-name="T12">PreparedStatement</text:span> решает эту проблему тем, что об экранировании параметров заботится сам класс <text:span text:style-name="T12">PreparedStatement</text:span>:</text:p>
      <text:p text:style-name="P30">Код в данном случае будет такой:</text:p>
      <text:p text:style-name="P32"><text:span text:style-name="T25">PreparedStatement ps = connection.prepareStatement(</text:span><text:span text:style-name="T28">"</text:span><text:span text:style-name="T27">SELECT * FROM USERS WHERE ID=?</text:span><text:span text:style-name="T28">"</text:span>);</text:p>
      <text:p text:style-name="P32">ps.setSting(<text:span text:style-name="T35">1</text:span>, identifier);</text:p>
      <text:p text:style-name="P29">Номера параметров в JDBC начинаются с 1!</text:p>
      <text:h text:style-name="P64" text:outline-level="2">CallableStatement</text:h>
      <text:p text:style-name="P24">CallableStatement – это частный случай <text:span text:style-name="T12">PreparedStatement</text:span> и служит для работы с хранимыми процедурами (их пишут на процедурных расширениях SQL, таких как PL/SQL). т. к. я и так уже увлёкся процессом написания того, что легко ищется, то вот тут есть док неплохой:</text:p>
      <text:p text:style-name="P48"><text:soft-page-break/><text:a xlink:type="simple" xlink:href="http://docsrv.sco.com/JDK_guide/jdbc/getstart/callablestatement.doc.html"><text:span text:style-name="T8">http://docsrv.sco.com/JDK_guide/jdbc/getstart/callablestatement.doc.html</text:span></text:a></text:p>
      <text:p text:style-name="P24">Суть в том, что в CallableStatement можно указывать не только значения параметров, но и получать значения выходных (OUT) параметров. </text:p>
      <text:p text:style-name="P24"/>
      <text:h text:style-name="P64" text:outline-level="2">Вопросы, которые не обсуждены</text:h>
      <text:list xml:id="list606319789" text:style-name="L2">
        <text:list-item>
          <text:p text:style-name="P60"><text:span text:style-name="T8">Выполнение массовых вставок, обновлений и удалений с помощью </text:span><text:a xlink:type="simple" xlink:href="http://java.sun.com/j2se/1.3/docs/guide/jdbc/spec2/jdbc2.1.frame6.html">Batch Update</text:a></text:p>
        </text:list-item>
        <text:list-item>
          <text:p text:style-name="P58">Организация пулов соединений с помощью DataSourc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Currier New" svg:font-family="'Currier New'"/>
    <style:font-face style:name="OpenSymbol" svg:font-family="OpenSymbol"/>
    <style:font-face style:name="Tahoma1" svg:font-family="Tahoma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en" fo:country="US" style:letter-kerning="true" style:font-name-asian="DejaVu LGC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Liberation Mono" style:font-size-asian="10pt" style:font-name-complex="Liberation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0-03-13T09:32:20</meta:creation-date>
    <dc:date>2010-03-26T08:06:32</dc:date>
    <meta:editing-duration>PT30H24M47S</meta:editing-duration>
    <meta:editing-cycles>900</meta:editing-cycles>
    <meta:generator>OpenOffice.org/3.0$Linux OpenOffice.org_project/300m9$Build-9358</meta:generator>
    <meta:document-statistic meta:table-count="0" meta:image-count="0" meta:object-count="0" meta:page-count="9" meta:paragraph-count="213" meta:word-count="1919" meta:character-count="14477"/>
    <meta:user-defined meta:name="Поле 1"/>
    <meta:user-defined meta:name="Поле 2"/>
    <meta:user-defined meta:name="Поле 3"/>
    <meta:user-defined meta:name="Поле 4"/>
  </office:meta>
</office:document-meta>
</file>